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fo:font-weight="normal" officeooo:rsid="001accf1" officeooo:paragraph-rsid="001accf1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1accf1" officeooo:paragraph-rsid="001accf1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accf1" officeooo:paragraph-rsid="001accf1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style="normal" fo:font-weight="bold" officeooo:rsid="001accf1" officeooo:paragraph-rsid="001accf1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style="normal" fo:font-weight="bold" officeooo:rsid="001accf1" officeooo:paragraph-rsid="001e5119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style="normal" fo:font-weight="bold" officeooo:rsid="001accf1" officeooo:paragraph-rsid="005bc8d9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style="normal" fo:font-weight="bold" officeooo:rsid="001c7fd2" officeooo:paragraph-rsid="004ad44f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style="normal" fo:font-weight="bold" officeooo:rsid="001c7fd2" officeooo:paragraph-rsid="0053ef78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style="normal" fo:font-weight="bold" officeooo:rsid="001c7fd2" officeooo:paragraph-rsid="00546e8f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style="normal" fo:font-weight="bold" officeooo:rsid="001c7fd2" officeooo:paragraph-rsid="001c7fd2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style="normal" fo:font-weight="bold" officeooo:rsid="001c7fd2" officeooo:paragraph-rsid="00620865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font-style="normal" fo:font-weight="bold" officeooo:rsid="001c7fd2" officeooo:paragraph-rsid="007e0d7c" style:font-size-asian="18pt" style:font-style-asian="normal" style:font-weight-asian="bold" style:font-size-complex="18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6pt" fo:font-weight="bold" officeooo:rsid="001accf1" officeooo:paragraph-rsid="001accf1" style:font-size-asian="26pt" style:font-weight-asian="bold" style:font-size-complex="2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accf1" officeooo:paragraph-rsid="001accf1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300235" officeooo:paragraph-rsid="00300235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ed917" officeooo:paragraph-rsid="0030fe33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ed917" officeooo:paragraph-rsid="0031cd58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d9642" officeooo:paragraph-rsid="004bd4b4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53ef78" officeooo:paragraph-rsid="007e0d7c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1accf1" officeooo:paragraph-rsid="001accf1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normal" officeooo:rsid="001accf1" officeooo:paragraph-rsid="001e5119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officeooo:rsid="001accf1" officeooo:paragraph-rsid="005bc8d9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normal" officeooo:rsid="001c7fd2" officeooo:paragraph-rsid="001c7fd2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fo:font-weight="normal" officeooo:rsid="001c7fd2" officeooo:paragraph-rsid="001e5119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fo:font-weight="normal" officeooo:rsid="001c7fd2" officeooo:paragraph-rsid="005bc8d9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style="normal" fo:font-weight="normal" officeooo:rsid="003914f2" officeooo:paragraph-rsid="003914f2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style="normal" fo:font-weight="normal" officeooo:rsid="003f0155" officeooo:paragraph-rsid="003f0155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style="normal" fo:font-weight="normal" officeooo:rsid="003f0155" officeooo:paragraph-rsid="00546e8f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style="normal" fo:font-weight="normal" officeooo:rsid="003f0155" officeooo:paragraph-rsid="007e0d7c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style="normal" fo:font-weight="normal" officeooo:rsid="001c7fd2" officeooo:paragraph-rsid="001c7fd2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style="normal" fo:font-weight="normal" officeooo:rsid="001c7fd2" officeooo:paragraph-rsid="004ad44f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style="normal" fo:font-weight="normal" officeooo:rsid="001c7fd2" officeooo:paragraph-rsid="0053ef78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style="normal" fo:font-weight="normal" officeooo:rsid="001c7fd2" officeooo:paragraph-rsid="00546e8f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style="normal" fo:font-weight="normal" officeooo:rsid="001c7fd2" officeooo:paragraph-rsid="00620865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style="normal" fo:font-weight="normal" officeooo:rsid="001c7fd2" officeooo:paragraph-rsid="007e0d7c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style="normal" fo:font-weight="normal" officeooo:rsid="001d9642" officeooo:paragraph-rsid="00217283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style="normal" fo:font-weight="normal" officeooo:rsid="001d9642" officeooo:paragraph-rsid="001d9642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style="normal" fo:font-weight="normal" officeooo:rsid="004ba26a" officeooo:paragraph-rsid="004ba26a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style="normal" fo:font-weight="normal" officeooo:rsid="004ba26a" officeooo:paragraph-rsid="0053ef78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style="normal" fo:font-weight="normal" officeooo:rsid="004ba26a" officeooo:paragraph-rsid="00546e8f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style="normal" fo:font-weight="normal" officeooo:rsid="00360b4e" officeooo:paragraph-rsid="0065cade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style="normal" fo:font-weight="normal" officeooo:rsid="00620865" officeooo:paragraph-rsid="00620865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style="normal" fo:font-weight="normal" officeooo:rsid="0080bcd6" officeooo:paragraph-rsid="0080bcd6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20pt" fo:font-style="normal" fo:font-weight="bold" officeooo:rsid="003914f2" officeooo:paragraph-rsid="003914f2" style:font-size-asian="20pt" style:font-style-asian="normal" style:font-weight-asian="bold" style:font-size-complex="20pt" style:font-style-complex="normal" style:font-weight-complex="bold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4pt" fo:font-weight="normal" officeooo:rsid="001accf1" officeooo:paragraph-rsid="001accf1" style:font-size-asian="14pt" style:font-weight-asian="normal" style:font-size-complex="14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4pt" fo:font-weight="normal" officeooo:rsid="001accf1" officeooo:paragraph-rsid="009b6e6b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1accf1" officeooo:paragraph-rsid="009b6e6b" style:font-size-asian="14pt" style:font-weight-asian="normal" style:font-size-complex="14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fo:font-size="14pt" fo:font-weight="normal" officeooo:rsid="00300235" officeooo:paragraph-rsid="00300235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weight="normal" officeooo:rsid="00300235" officeooo:paragraph-rsid="009b6e6b" style:font-size-asian="14pt" style:font-weight-asian="normal" style:font-size-complex="14pt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fo:font-size="14pt" fo:font-weight="normal" officeooo:rsid="007b8736" officeooo:paragraph-rsid="007b8736" style:font-size-asian="14pt" style:font-weight-asian="normal" style:font-size-complex="14pt" style:font-weight-complex="normal"/>
    </style:style>
    <style:style style:name="P51" style:family="paragraph" style:parent-style-name="Standard" style:list-style-name="L12">
      <style:paragraph-properties fo:text-align="start" style:justify-single-word="false"/>
      <style:text-properties fo:font-size="14pt" fo:font-weight="normal" officeooo:rsid="007b8736" officeooo:paragraph-rsid="009b6e6b" style:font-size-asian="14pt" style:font-weight-asian="normal" style:font-size-complex="14pt" style:font-weight-complex="normal"/>
    </style:style>
    <style:style style:name="P52" style:family="paragraph" style:parent-style-name="Standard" style:list-style-name="L10">
      <style:paragraph-properties fo:text-align="start" style:justify-single-word="false"/>
      <style:text-properties fo:font-size="14pt" fo:font-weight="normal" officeooo:rsid="0053ef78" officeooo:paragraph-rsid="0053ef78" style:font-size-asian="12.25pt" style:font-weight-asian="normal" style:font-size-complex="14pt" style:font-weight-complex="normal"/>
    </style:style>
    <style:style style:name="P53" style:family="paragraph" style:parent-style-name="Standard" style:list-style-name="L11">
      <style:paragraph-properties fo:text-align="start" style:justify-single-word="false"/>
      <style:text-properties fo:font-size="14pt" fo:font-weight="normal" officeooo:rsid="0053ef78" officeooo:paragraph-rsid="00546e8f" style:font-size-asian="12.25pt" style:font-weight-asian="normal" style:font-size-complex="14pt" style:font-weight-complex="normal"/>
    </style:style>
    <style:style style:name="P54" style:family="paragraph" style:parent-style-name="Standard" style:list-style-name="L7">
      <style:paragraph-properties fo:text-align="start" style:justify-single-word="false"/>
      <style:text-properties fo:font-size="14pt" fo:font-weight="normal" officeooo:rsid="001d9642" officeooo:paragraph-rsid="0050c148" style:font-size-asian="12.25pt" style:font-weight-asian="normal" style:font-size-complex="14pt" style:font-weight-complex="normal"/>
    </style:style>
    <style:style style:name="P55" style:family="paragraph" style:parent-style-name="Standard" style:list-style-name="L11">
      <style:paragraph-properties fo:text-align="start" style:justify-single-word="false"/>
      <style:text-properties fo:font-size="14pt" fo:font-weight="normal" officeooo:rsid="001e9bc1" officeooo:paragraph-rsid="005fc02f" style:font-size-asian="12.25pt" style:font-weight-asian="normal" style:font-size-complex="14pt" style:font-weight-complex="normal"/>
    </style:style>
    <style:style style:name="P56" style:family="paragraph" style:parent-style-name="Standard" style:list-style-name="L9">
      <style:paragraph-properties fo:text-align="start" style:justify-single-word="false"/>
      <style:text-properties fo:font-size="14pt" fo:font-weight="normal" officeooo:rsid="001e9bc1" officeooo:paragraph-rsid="0065cade" style:font-size-asian="12.25pt" style:font-weight-asian="normal" style:font-size-complex="14pt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fo:font-size="14pt" fo:font-weight="normal" officeooo:rsid="001e9bc1" officeooo:paragraph-rsid="00882bbd" style:font-size-asian="12.25pt" style:font-weight-asian="normal" style:font-size-complex="14pt" style:font-weight-complex="normal"/>
    </style:style>
    <style:style style:name="P58" style:family="paragraph" style:parent-style-name="Standard" style:list-style-name="L12">
      <style:paragraph-properties fo:text-align="start" style:justify-single-word="false"/>
      <style:text-properties fo:font-size="14pt" fo:font-weight="normal" officeooo:rsid="001e9bc1" officeooo:paragraph-rsid="009b6e6b" style:font-size-asian="12.25pt" style:font-weight-asian="normal" style:font-size-complex="14pt" style:font-weight-complex="normal"/>
    </style:style>
    <style:style style:name="P59" style:family="paragraph" style:parent-style-name="Standard" style:list-style-name="L9">
      <style:paragraph-properties fo:text-align="start" style:justify-single-word="false"/>
      <style:text-properties fo:font-size="14pt" fo:font-weight="normal" officeooo:rsid="003268a8" officeooo:paragraph-rsid="008ea63a" style:font-size-asian="12.25pt" style:font-weight-asian="normal" style:font-size-complex="14pt" style:font-weight-complex="normal"/>
    </style:style>
    <style:style style:name="P60" style:family="paragraph" style:parent-style-name="Standard" style:list-style-name="L7">
      <style:paragraph-properties fo:text-align="start" style:justify-single-word="false"/>
      <style:text-properties fo:font-size="14pt" fo:font-weight="normal" officeooo:rsid="001e5119" officeooo:paragraph-rsid="001e5119" style:font-size-asian="12.25pt" style:font-weight-asian="normal" style:font-size-complex="14pt" style:font-weight-complex="normal"/>
    </style:style>
    <style:style style:name="P61" style:family="paragraph" style:parent-style-name="Standard" style:list-style-name="L7">
      <style:paragraph-properties fo:text-align="start" style:justify-single-word="false"/>
      <style:text-properties fo:font-size="14pt" fo:font-weight="normal" officeooo:rsid="00217283" officeooo:paragraph-rsid="003d96b3" style:font-size-asian="12.25pt" style:font-weight-asian="normal" style:font-size-complex="14pt" style:font-weight-complex="normal"/>
    </style:style>
    <style:style style:name="P62" style:family="paragraph" style:parent-style-name="Standard" style:list-style-name="L9">
      <style:paragraph-properties fo:text-align="start" style:justify-single-word="false"/>
      <style:text-properties fo:font-size="14pt" fo:font-weight="normal" officeooo:rsid="00217283" officeooo:paragraph-rsid="0085de8d" style:font-size-asian="12.25pt" style:font-weight-asian="normal" style:font-size-complex="14pt" style:font-weight-complex="normal"/>
    </style:style>
    <style:style style:name="P63" style:family="paragraph" style:parent-style-name="Standard" style:list-style-name="L7">
      <style:paragraph-properties fo:text-align="start" style:justify-single-word="false"/>
      <style:text-properties fo:font-size="14pt" fo:font-weight="normal" officeooo:rsid="0033bf13" officeooo:paragraph-rsid="0033bf13" style:font-size-asian="12.25pt" style:font-weight-asian="normal" style:font-size-complex="14pt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c7fd2" officeooo:paragraph-rsid="005bc8d9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 style:list-style-name="L4">
      <style:paragraph-properties fo:text-align="start" style:justify-single-word="false"/>
      <style:text-properties fo:font-size="14pt" fo:font-style="normal" fo:font-weight="normal" officeooo:rsid="001c7fd2" officeooo:paragraph-rsid="005bc8d9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 style:list-style-name="L6">
      <style:paragraph-properties fo:text-align="start" style:justify-single-word="false"/>
      <style:text-properties fo:font-size="14pt" fo:font-style="normal" fo:font-weight="normal" officeooo:rsid="001c7fd2" officeooo:paragraph-rsid="002e2af2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2e2af2" officeooo:paragraph-rsid="005bc8d9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e5119" officeooo:paragraph-rsid="007cb657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 style:list-style-name="L6">
      <style:paragraph-properties fo:text-align="start" style:justify-single-word="false"/>
      <style:text-properties fo:font-size="14pt" fo:font-style="normal" fo:font-weight="normal" officeooo:rsid="001e5119" officeooo:paragraph-rsid="001e5119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 style:list-style-name="L5">
      <style:paragraph-properties fo:text-align="start" style:justify-single-word="false"/>
      <style:text-properties fo:font-size="14pt" fo:font-style="normal" fo:font-weight="normal" officeooo:rsid="005bc8d9" officeooo:paragraph-rsid="005bc8d9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 style:list-style-name="L8">
      <style:paragraph-properties fo:text-align="start" style:justify-single-word="false"/>
      <style:text-properties fo:font-size="14pt" fo:font-style="normal" fo:font-weight="normal" officeooo:rsid="003f0155" officeooo:paragraph-rsid="003f0155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 style:list-style-name="L7">
      <style:paragraph-properties fo:text-align="start" style:justify-single-word="false"/>
      <style:text-properties fo:font-size="14pt" fo:font-style="normal" fo:font-weight="normal" officeooo:rsid="007497f5" officeooo:paragraph-rsid="007686b4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 style:list-style-name="L9">
      <style:paragraph-properties fo:text-align="start" style:justify-single-word="false"/>
      <style:text-properties fo:font-size="14pt" fo:font-style="normal" fo:font-weight="normal" officeooo:rsid="001d9642" officeooo:paragraph-rsid="007e0d7c" style:font-size-asian="12.25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 style:list-style-name="L9">
      <style:paragraph-properties fo:text-align="start" style:justify-single-word="false"/>
      <style:text-properties fo:font-size="14pt" fo:font-style="normal" fo:font-weight="normal" officeooo:rsid="001d9642" officeooo:paragraph-rsid="00546e8f" style:font-size-asian="12.25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 style:list-style-name="L9">
      <style:paragraph-properties fo:text-align="start" style:justify-single-word="false"/>
      <style:text-properties fo:font-size="14pt" fo:font-style="normal" fo:font-weight="normal" officeooo:rsid="001d9642" officeooo:paragraph-rsid="001d9642" style:font-size-asian="12.25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 style:list-style-name="L9">
      <style:paragraph-properties fo:text-align="start" style:justify-single-word="false"/>
      <style:text-properties fo:font-size="14pt" fo:font-style="normal" fo:font-weight="normal" officeooo:rsid="00217283" officeooo:paragraph-rsid="0065cade" style:font-size-asian="12.25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 style:list-style-name="L12">
      <style:paragraph-properties fo:text-align="start" style:justify-single-word="false"/>
      <style:text-properties fo:font-size="14pt" fo:font-style="normal" fo:font-weight="normal" officeooo:rsid="00217283" officeooo:paragraph-rsid="009b6e6b" style:font-size-asian="12.25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 style:list-style-name="L9">
      <style:paragraph-properties fo:text-align="start" style:justify-single-word="false"/>
      <style:text-properties fo:font-size="14pt" fo:font-style="normal" fo:font-weight="normal" officeooo:rsid="0034c614" officeooo:paragraph-rsid="0065cade" style:font-size-asian="12.25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 style:list-style-name="L9">
      <style:paragraph-properties fo:text-align="start" style:justify-single-word="false"/>
      <style:text-properties fo:font-size="14pt" fo:font-style="normal" fo:font-weight="normal" officeooo:rsid="006f8747" officeooo:paragraph-rsid="006f8747" style:font-size-asian="12.25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 style:list-style-name="L9">
      <style:paragraph-properties fo:text-align="start" style:justify-single-word="false"/>
      <style:text-properties fo:font-size="14pt" fo:font-style="normal" fo:font-weight="normal" officeooo:rsid="0037d4c8" officeooo:paragraph-rsid="0085b851" style:font-size-asian="12.25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 style:list-style-name="L7">
      <style:paragraph-properties fo:text-align="start" style:justify-single-word="false"/>
      <style:text-properties fo:font-size="14pt" fo:font-style="normal" fo:font-weight="normal" officeooo:rsid="0037d4c8" officeooo:paragraph-rsid="0037d4c8" style:font-size-asian="12.25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 style:list-style-name="L9">
      <style:paragraph-properties fo:text-align="start" style:justify-single-word="false"/>
      <style:text-properties fo:font-size="14pt" fo:font-style="normal" fo:font-weight="normal" officeooo:rsid="0029ec73" officeooo:paragraph-rsid="0085ad94" style:font-size-asian="12.25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 style:list-style-name="L9">
      <style:paragraph-properties fo:text-align="start" style:justify-single-word="false"/>
      <style:text-properties fo:font-size="14pt" fo:font-style="normal" fo:font-weight="normal" officeooo:rsid="0029ec73" officeooo:paragraph-rsid="00929022" style:font-size-asian="12.25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 style:list-style-name="L9">
      <style:paragraph-properties fo:text-align="start" style:justify-single-word="false"/>
      <style:text-properties fo:font-size="14pt" fo:font-style="normal" fo:font-weight="normal" officeooo:rsid="002e2af2" officeooo:paragraph-rsid="0085ad94" style:font-size-asian="12.25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4pt" fo:font-style="normal" fo:font-weight="normal" officeooo:rsid="002e2af2" officeooo:paragraph-rsid="0085ad94" style:font-size-asian="12.25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 style:list-style-name="L9">
      <style:paragraph-properties fo:text-align="start" style:justify-single-word="false"/>
      <style:text-properties fo:font-size="14pt" fo:font-style="normal" fo:font-weight="normal" officeooo:rsid="001c7fd2" officeooo:paragraph-rsid="001c7fd2" style:font-size-asian="12.25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 style:list-style-name="L9">
      <style:paragraph-properties fo:text-align="start" style:justify-single-word="false"/>
      <style:text-properties fo:font-size="14pt" fo:font-style="normal" fo:font-weight="normal" officeooo:rsid="0028eccb" officeooo:paragraph-rsid="00617c71" style:font-size-asian="12.25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 style:list-style-name="L7">
      <style:paragraph-properties fo:text-align="start" style:justify-single-word="false"/>
      <style:text-properties fo:font-size="14pt" fo:font-style="normal" fo:font-weight="normal" officeooo:rsid="003f0155" officeooo:paragraph-rsid="0045228c" style:font-size-asian="12.25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 style:list-style-name="L7">
      <style:paragraph-properties fo:text-align="start" style:justify-single-word="false"/>
      <style:text-properties fo:font-size="14pt" fo:font-style="normal" fo:font-weight="normal" officeooo:rsid="00673e8c" officeooo:paragraph-rsid="00673e8c" style:font-size-asian="12.25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 style:list-style-name="L9">
      <style:paragraph-properties fo:text-align="start" style:justify-single-word="false"/>
      <style:text-properties fo:font-size="14pt" fo:font-style="normal" fo:font-weight="normal" officeooo:rsid="008ced5e" officeooo:paragraph-rsid="008ced5e" style:font-size-asian="12.25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4pt" fo:font-style="normal" fo:font-weight="normal" officeooo:rsid="00673b4c" officeooo:paragraph-rsid="00673b4c" style:font-size-asian="12.25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 style:list-style-name="L9">
      <style:paragraph-properties fo:text-align="start" style:justify-single-word="false"/>
      <style:text-properties fo:font-size="14pt" fo:font-style="normal" fo:font-weight="normal" officeooo:rsid="0096ff02" officeooo:paragraph-rsid="0096ff02" style:font-size-asian="12.25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 style:list-style-name="L3">
      <style:paragraph-properties fo:text-align="start" style:justify-single-word="false"/>
      <style:text-properties fo:font-size="15pt" fo:font-style="normal" fo:font-weight="normal" officeooo:rsid="001c7fd2" officeooo:paragraph-rsid="005bc8d9" style:font-size-asian="13.1000003814697pt" style:font-style-asian="normal" style:font-weight-asian="normal" style:font-size-complex="15pt" style:font-style-complex="normal" style:font-weight-complex="normal"/>
    </style:style>
    <style:style style:name="P94" style:family="paragraph" style:parent-style-name="Standard" style:list-style-name="L3">
      <style:paragraph-properties fo:text-align="start" style:justify-single-word="false"/>
      <style:text-properties fo:font-size="15pt" fo:font-style="normal" fo:font-weight="normal" officeooo:rsid="001c7fd2" officeooo:paragraph-rsid="001c7fd2" style:font-size-asian="13.1000003814697pt" style:font-style-asian="normal" style:font-weight-asian="normal" style:font-size-complex="15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8pt" fo:font-style="normal" fo:font-weight="bold" officeooo:rsid="001accf1" officeooo:paragraph-rsid="00882bbd" style:font-size-asian="18pt" style:font-style-asian="normal" style:font-weight-asian="bold" style:font-size-complex="18pt" style:font-style-complex="normal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8pt" fo:font-style="normal" fo:font-weight="bold" officeooo:rsid="0089bacd" officeooo:paragraph-rsid="0089bacd" style:font-size-asian="18pt" style:font-style-asian="normal" style:font-weight-asian="bold" style:font-size-complex="18pt" style:font-style-complex="normal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8pt" fo:font-weight="bold" officeooo:rsid="001accf1" officeooo:paragraph-rsid="009b6e6b" style:font-size-asian="18pt" style:font-weight-asian="bold" style:font-size-complex="18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e5119" style:font-style-asian="normal" style:font-style-complex="normal"/>
    </style:style>
    <style:style style:name="T3" style:family="text">
      <style:text-properties fo:font-style="normal" officeooo:rsid="001e9bc1" style:font-style-asian="normal" style:font-style-complex="normal"/>
    </style:style>
    <style:style style:name="T4" style:family="text">
      <style:text-properties fo:font-style="normal" officeooo:rsid="00217283" style:font-style-asian="normal" style:font-style-complex="normal"/>
    </style:style>
    <style:style style:name="T5" style:family="text">
      <style:text-properties fo:font-style="normal" officeooo:rsid="0028eccb" style:font-style-asian="normal" style:font-style-complex="normal"/>
    </style:style>
    <style:style style:name="T6" style:family="text">
      <style:text-properties fo:font-style="normal" officeooo:rsid="0030fe33" style:font-style-asian="normal" style:font-style-complex="normal"/>
    </style:style>
    <style:style style:name="T7" style:family="text">
      <style:text-properties fo:font-style="normal" officeooo:rsid="003d28fc" style:font-style-asian="normal" style:font-style-complex="normal"/>
    </style:style>
    <style:style style:name="T8" style:family="text">
      <style:text-properties fo:font-style="normal" officeooo:rsid="00434745" style:font-style-asian="normal" style:font-style-complex="normal"/>
    </style:style>
    <style:style style:name="T9" style:family="text">
      <style:text-properties fo:font-style="normal" officeooo:rsid="0050c148" style:font-style-asian="normal" style:font-style-complex="normal"/>
    </style:style>
    <style:style style:name="T10" style:family="text">
      <style:text-properties fo:font-style="normal" officeooo:rsid="005fc02f" style:font-style-asian="normal" style:font-style-complex="normal"/>
    </style:style>
    <style:style style:name="T11" style:family="text">
      <style:text-properties fo:font-style="normal" officeooo:rsid="0078ef29" style:font-style-asian="normal" style:font-style-complex="normal"/>
    </style:style>
    <style:style style:name="T12" style:family="text">
      <style:text-properties fo:font-style="normal" officeooo:rsid="0079d20d" style:font-style-asian="normal" style:font-style-complex="normal"/>
    </style:style>
    <style:style style:name="T13" style:family="text">
      <style:text-properties fo:font-style="normal" officeooo:rsid="007a876f" style:font-style-asian="normal" style:font-style-complex="normal"/>
    </style:style>
    <style:style style:name="T14" style:family="text">
      <style:text-properties fo:font-style="normal" officeooo:rsid="008560bd" style:font-style-asian="normal" style:font-style-complex="normal"/>
    </style:style>
    <style:style style:name="T15" style:family="text">
      <style:text-properties fo:font-style="normal" officeooo:rsid="00882bbd" style:font-style-asian="normal" style:font-style-complex="normal"/>
    </style:style>
    <style:style style:name="T16" style:family="text">
      <style:text-properties fo:font-style="normal" officeooo:rsid="008c9e57" style:font-style-asian="normal" style:font-style-complex="normal"/>
    </style:style>
    <style:style style:name="T17" style:family="text">
      <style:text-properties fo:font-style="normal" officeooo:rsid="00772347" style:font-style-asian="normal" style:font-style-complex="normal"/>
    </style:style>
    <style:style style:name="T18" style:family="text">
      <style:text-properties fo:font-style="normal" officeooo:rsid="0091e60a" style:font-style-asian="normal" style:font-style-complex="normal"/>
    </style:style>
    <style:style style:name="T19" style:family="text">
      <style:text-properties fo:font-style="normal" officeooo:rsid="009a1d02" style:font-style-asian="normal" style:font-style-complex="normal"/>
    </style:style>
    <style:style style:name="T20" style:family="text">
      <style:text-properties fo:font-style="normal" officeooo:rsid="009d6256" style:font-style-asian="normal" style:font-style-complex="normal"/>
    </style:style>
    <style:style style:name="T21" style:family="text">
      <style:text-properties officeooo:rsid="001e5119"/>
    </style:style>
    <style:style style:name="T22" style:family="text">
      <style:text-properties officeooo:rsid="001e9bc1"/>
    </style:style>
    <style:style style:name="T23" style:family="text">
      <style:text-properties officeooo:rsid="0024bb17"/>
    </style:style>
    <style:style style:name="T24" style:family="text">
      <style:text-properties officeooo:rsid="002e2af2"/>
    </style:style>
    <style:style style:name="T25" style:family="text">
      <style:text-properties officeooo:rsid="00300235"/>
    </style:style>
    <style:style style:name="T26" style:family="text">
      <style:text-properties officeooo:rsid="0031cd58"/>
    </style:style>
    <style:style style:name="T27" style:family="text">
      <style:text-properties officeooo:rsid="00323a92"/>
    </style:style>
    <style:style style:name="T28" style:family="text">
      <style:text-properties officeooo:rsid="0034d7b4"/>
    </style:style>
    <style:style style:name="T29" style:family="text">
      <style:text-properties officeooo:rsid="0037d4c8"/>
    </style:style>
    <style:style style:name="T30" style:family="text">
      <style:text-properties officeooo:rsid="003d28fc"/>
    </style:style>
    <style:style style:name="T31" style:family="text">
      <style:text-properties officeooo:rsid="003d96b3"/>
    </style:style>
    <style:style style:name="T32" style:family="text">
      <style:text-properties officeooo:rsid="003fcca6"/>
    </style:style>
    <style:style style:name="T33" style:family="text">
      <style:text-properties officeooo:rsid="004147d7"/>
    </style:style>
    <style:style style:name="T34" style:family="text">
      <style:text-properties officeooo:rsid="00434745"/>
    </style:style>
    <style:style style:name="T35" style:family="text">
      <style:text-properties officeooo:rsid="001d9642"/>
    </style:style>
    <style:style style:name="T36" style:family="text">
      <style:text-properties officeooo:rsid="0045228c"/>
    </style:style>
    <style:style style:name="T37" style:family="text">
      <style:text-properties officeooo:rsid="004ad44f"/>
    </style:style>
    <style:style style:name="T38" style:family="text">
      <style:text-properties officeooo:rsid="0053051e"/>
    </style:style>
    <style:style style:name="T39" style:family="text">
      <style:text-properties officeooo:rsid="0053ef78"/>
    </style:style>
    <style:style style:name="T40" style:family="text">
      <style:text-properties officeooo:rsid="00546e8f"/>
    </style:style>
    <style:style style:name="T41" style:family="text">
      <style:text-properties officeooo:rsid="0055a150"/>
    </style:style>
    <style:style style:name="T42" style:family="text">
      <style:text-properties officeooo:rsid="005bc8d9"/>
    </style:style>
    <style:style style:name="T43" style:family="text">
      <style:text-properties officeooo:rsid="005c5aa4"/>
    </style:style>
    <style:style style:name="T44" style:family="text">
      <style:text-properties officeooo:rsid="0061e534"/>
    </style:style>
    <style:style style:name="T45" style:family="text">
      <style:text-properties officeooo:rsid="00620865"/>
    </style:style>
    <style:style style:name="T46" style:family="text">
      <style:text-properties officeooo:rsid="00677e43"/>
    </style:style>
    <style:style style:name="T47" style:family="text">
      <style:text-properties officeooo:rsid="00748bef"/>
    </style:style>
    <style:style style:name="T48" style:family="text">
      <style:text-properties officeooo:rsid="0078ef29"/>
    </style:style>
    <style:style style:name="T49" style:family="text">
      <style:text-properties officeooo:rsid="007e0d7c"/>
    </style:style>
    <style:style style:name="T50" style:family="text">
      <style:text-properties officeooo:rsid="0083fbc6"/>
    </style:style>
    <style:style style:name="T51" style:family="text">
      <style:text-properties officeooo:rsid="00858198"/>
    </style:style>
    <style:style style:name="T52" style:family="text">
      <style:text-properties officeooo:rsid="0085ad94"/>
    </style:style>
    <style:style style:name="T53" style:family="text">
      <style:text-properties officeooo:rsid="0085b851"/>
    </style:style>
    <style:style style:name="T54" style:family="text">
      <style:text-properties officeooo:rsid="003268a8"/>
    </style:style>
    <style:style style:name="T55" style:family="text">
      <style:text-properties officeooo:rsid="0087ecf5"/>
    </style:style>
    <style:style style:name="T56" style:family="text">
      <style:text-properties officeooo:rsid="00882bbd"/>
    </style:style>
    <style:style style:name="T57" style:family="text">
      <style:text-properties officeooo:rsid="0089bacd"/>
    </style:style>
    <style:style style:name="T58" style:family="text">
      <style:text-properties officeooo:rsid="008a33a8"/>
    </style:style>
    <style:style style:name="T59" style:family="text">
      <style:text-properties officeooo:rsid="008a70c5"/>
    </style:style>
    <style:style style:name="T60" style:family="text">
      <style:text-properties officeooo:rsid="008b6d89"/>
    </style:style>
    <style:style style:name="T61" style:family="text">
      <style:text-properties officeooo:rsid="008bb480"/>
    </style:style>
    <style:style style:name="T62" style:family="text">
      <style:text-properties officeooo:rsid="008ced5e"/>
    </style:style>
    <style:style style:name="T63" style:family="text">
      <style:text-properties officeooo:rsid="008e710c"/>
    </style:style>
    <style:style style:name="T64" style:family="text">
      <style:text-properties officeooo:rsid="0028eccb"/>
    </style:style>
    <style:style style:name="T65" style:family="text">
      <style:text-properties officeooo:rsid="008ea63a"/>
    </style:style>
    <style:style style:name="T66" style:family="text">
      <style:text-properties officeooo:rsid="00929022"/>
    </style:style>
    <style:style style:name="T67" style:family="text">
      <style:text-properties officeooo:rsid="0093cbad"/>
    </style:style>
    <style:style style:name="T68" style:family="text">
      <style:text-properties officeooo:rsid="009b6e6b"/>
    </style:style>
    <style:style style:name="T69" style:family="text">
      <style:text-properties officeooo:rsid="009d625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ojęcia stos kart i talia są równoważne i oznaczają stos kart z którego można pobierać karty</text:p>
      <text:p text:style-name="P17">Stos kart != stos kart odrzuconych </text:p>
      <text:p text:style-name="P13">Zdefiniowane klasy</text:p>
      <text:p text:style-name="P1"/>
      <text:p text:style-name="P1"/>
      <text:p text:style-name="P2">We wszystkich metodach pomijam pisanie parametru self. W kodzie oczywiście się znajdzie, ale tu nie ma takiej potrzeby. <text:span text:style-name="T55">Do każdego atrybutu dopisany jest getter i setter przy użyciu dekoratora property</text:span></text:p>
      <text:p text:style-name="P2"/>
      <text:p text:style-name="P3">Klasa Card</text:p>
      <text:p text:style-name="P3"><text:s/></text:p>
      <text:p text:style-name="P14">Obiektami tej klasy są wszystkie karty z talii bez jokerów. </text:p>
      <text:p text:style-name="P14"/>
      <text:p text:style-name="P14">Atrybuty:</text:p>
      <text:p text:style-name="P14"/>
      <text:list xml:id="list2636592028" text:style-name="L1">
        <text:list-item>
          <text:p text:style-name="P45">image - ścieżka do pliku z grafiką danej karty</text:p>
        </text:list-item>
        <text:list-item>
          <text:p text:style-name="P45">color – kolor karty(kier, karo, pik, trefl)</text:p>
        </text:list-item>
        <text:list-item>
          <text:p text:style-name="P45">number – numer, lub symbol(J, Q, K, A) na karcie</text:p>
        </text:list-item>
      </text:list>
      <text:p text:style-name="P14"/>
      <text:p text:style-name="P15">Metody:</text:p>
      <text:list text:style-name="L2">
        <text:list-item>
          <text:p text:style-name="P48"><text:span text:style-name="T32">have</text:span>_same_number(karta) – sprawdza czy karty mają takie same </text:p>
        </text:list-item>
        <text:list-item>
          <text:p text:style-name="P48"><text:span text:style-name="T32">have</text:span>_same_color(karta) – sprawdza czy karty mają ten sam kolor</text:p>
        </text:list-item>
        <text:list-item>
          <text:p text:style-name="P50">has_number(number) – sprawdza czy karta ma dany numer</text:p>
        </text:list-item>
        <text:list-item>
          <text:p text:style-name="P50">has_color(color) – sprawdza czy karta ma dany k<text:span text:style-name="T56">o</text:span>lor</text:p>
        </text:list-item>
        <text:list-item>
          <text:p text:style-name="P57"><text:span text:style-name="T11">is</text:span><text:span text:style-name="T1">_playalbe</text:span><text:span text:style-name="T4">(</text:span><text:span text:style-name="T13">card_on_table, </text:span><text:span text:style-name="T15">play_service</text:span><text:span text:style-name="T4">)</text:span><text:span text:style-name="T1"> – <text:s/></text:span><text:span text:style-name="T14">Porównuje kartę z kartą na stole oraz atrybutami sterującymi grą i na ic podstawie zwraca True gdy karta może być zagrana i False gdy nie może</text:span></text:p>
        </text:list-item>
      </text:list>
      <text:p text:style-name="P95"/>
      <text:p text:style-name="P96">Oddzielna funkcja create_cards – tworzy karty na podstawie danych z pliku</text:p>
      <text:p text:style-name="P4"/>
      <text:p text:style-name="P6">Klasa <text:span text:style-name="T42">Participant</text:span></text:p>
      <text:p text:style-name="P6"/>
      <text:p text:style-name="P22">Obiektem klasy jest <text:span text:style-name="T42">zawodnik</text:span>.</text:p>
      <text:p text:style-name="P22"/>
      <text:p text:style-name="P25">Atrybuty:</text:p>
      <text:list xml:id="list1790086529" text:style-name="L3">
        <text:list-item>
          <text:p text:style-name="P64"><text:span text:style-name="T41">cards</text:span> – lista kart na ręce</text:p>
        </text:list-item>
        <text:list-item>
          <text:p text:style-name="P64">number_of_cards – liczba kart na ręce</text:p>
        </text:list-item>
        <text:list-item>
          <text:p text:style-name="P64"><text:soft-page-break/>stop_turns- lista tur które gracz stoi. <text:span text:style-name="T24">Wartość atrybutu zmniejsza się o 1 co każdą turę te gracza aż osiągnie wartość minimalną 0. </text:span><text:span text:style-name="T57">Domyślnie 0</text:span></text:p>
        </text:list-item>
        <text:list-item>
          <text:p text:style-name="P64"><text:span text:style-name="T52">has</text:span>_makao – znacznik wskazujący czy gracz ma jedną kartę (True lub False). <text:span text:style-name="T57">Domyślnie False</text:span></text:p>
        </text:list-item>
        <text:list-item>
          <text:p text:style-name="P67">said_makao – znacznik wskazujący czy gracz powi<text:span text:style-name="T25">e</text:span>dział makao jak ma 1 kartę. Jeśli tak to ustawione jest na True, jeśli nie to na False. Gdy gracz ma więcej niż jedną kartę to ustawione jest na False.</text:p>
        </text:list-item>
        <text:list-item>
          <text:p text:style-name="P68">name – nazwa zawodnika</text:p>
          <text:p text:style-name="P93"/>
        </text:list-item>
      </text:list>
      <text:p text:style-name="P25"/>
      <text:p text:style-name="P25"/>
      <text:p text:style-name="P25"/>
      <text:p text:style-name="P25">Metody:</text:p>
      <text:list text:style-name="L4">
        <text:list-item>
          <text:p text:style-name="P65">play(karta) – <text:span text:style-name="T22">Zmniejsza liczbę kart </text:span><text:span text:style-name="T57">na ręce zawodnika</text:span><text:span text:style-name="T22"> o 1. </text:span>Usuwa kartę z ręki gracza i zwraca <text:span text:style-name="T22">ją. </text:span></text:p>
        </text:list-item>
        <text:list-item>
          <text:p text:style-name="P65">take(parametr: lista kart) – Dodaje karty do ręki gracza. </text:p>
        </text:list-item>
      </text:list>
      <text:p text:style-name="P25"/>
      <text:p text:style-name="P25"/>
      <text:p text:style-name="P4"/>
      <text:p text:style-name="P4"/>
      <text:p text:style-name="P4">Klasa Player<text:span text:style-name="T42">(Participant)</text:span></text:p>
      <text:p text:style-name="P4"/>
      <text:p text:style-name="P20">Obiektem klasy jest gracz. <text:span text:style-name="T42">Dziedziczy po klasie participant</text:span></text:p>
      <text:p text:style-name="P20"/>
      <text:p text:style-name="P23">Atrybuty:</text:p>
      <text:list text:continue-list="list1790086529" text:style-name="L3">
        <text:list-header>
          <text:p text:style-name="P94"/>
        </text:list-header>
      </text:list>
      <text:p text:style-name="P23">Metody:</text:p>
      <text:list text:style-name="L5">
        <text:list-item>
          <text:p text:style-name="P70">choose_card() - wybiera karte wybrana przez gracza</text:p>
        </text:list-item>
      </text:list>
      <text:p text:style-name="P23"/>
      <text:p text:style-name="P23"/>
      <text:p text:style-name="P5">Klasa <text:span text:style-name="T21">Opponent</text:span><text:span text:style-name="T42">(Participant)</text:span></text:p>
      <text:p text:style-name="P5"/>
      <text:p text:style-name="P21">Obiektem klasy jest <text:span text:style-name="T21">przeciwnik. Klasa dziedziczy po klasie </text:span><text:span text:style-name="T43">participant</text:span></text:p>
      <text:p text:style-name="P21"/>
      <text:p text:style-name="P24">Atrybuty:</text:p>
      <text:p text:style-name="P24"/>
      <text:p text:style-name="P24">Metody:</text:p>
      <text:list text:style-name="L6">
        <text:list-item>
          <text:p text:style-name="P69">choose_card – wybierana jest karta która zagrywa przeciwnik. W prototypie przeciwnik wybiera pierwszą możliwą kartę od lewej. Jeśli karta może być zagrana to jest ona zwracana, jeśli nie to sprawdzamy kolejną kartę i tak dalej. Jesli żadna karta nie może być zagrana to zwracamy None</text:p>
          <text:p text:style-name="P66"/>
        </text:list-item>
      </text:list>
      <text:p text:style-name="P23"/>
      <text:p text:style-name="P44"><text:soft-page-break/>Klasa Button:</text:p>
      <text:p text:style-name="P26">Klasa obsługująca przyciski</text:p>
      <text:p text:style-name="P30"/>
      <text:p text:style-name="P27">Metody:</text:p>
      <text:list xml:id="list4140331586" text:style-name="L7">
        <text:list-item>
          <text:p text:style-name="P72">choose_number_of_enemies – Wybiera liczbę przeciwników. (Liczba przeciwników będzie można wybrać wprowadzając liczbę z klawiatury lub za pomocą przycisku w dodatkowym interfejsie). Zwraca liczbę przeciwników.</text:p>
        </text:list-item>
      </text:list>
      <text:p text:style-name="P27"/>
      <text:list text:style-name="L8">
        <text:list-item>
          <text:p text:style-name="P71">read – zwraca obiekt na który kliknął gracz. Operuje tylko w polu gdzie są karty i przyciski gracza(okreslone odgórnie wsplórzędne pola gracza). Zapobiega to kliknieciu w kartę preciwnika lub cokolwiek innego. <text:span text:style-name="T44">Jeśli gracz kliknął kartę to zwracana jest karta i argument True. Jeśli przycisk to zwracany jest przycisk i argument False</text:span></text:p>
          <text:p text:style-name="P71"/>
        </text:list-item>
      </text:list>
      <text:p text:style-name="P29"/>
      <text:p text:style-name="P12">Klasa <text:span text:style-name="T49">P</text:span><text:span text:style-name="T37">ile</text:span>:</text:p>
      <text:p text:style-name="P35">Klasa <text:span text:style-name="T49">repreze</text:span><text:span text:style-name="T50">n</text:span><text:span text:style-name="T49">tująca stos</text:span></text:p>
      <text:p text:style-name="P35"/>
      <text:p text:style-name="P35">Atrybuty:</text:p>
      <text:list xml:id="list355704284" text:style-name="L9">
        <text:list-item>
          <text:p text:style-name="P73"><text:span text:style-name="T39">cards</text:span> <text:s/>- <text:span text:style-name="T39">lista kart </text:span><text:span text:style-name="T49">na stosie k</text:span><text:span text:style-name="T50">a</text:span><text:span text:style-name="T49">rt. </text:span><text:span text:style-name="T58">Jeśli lista nie zostanie podana to domyślnie przyjmuje pustą listę</text:span></text:p>
        </text:list-item>
      </text:list>
      <text:p text:style-name="P19"/>
      <text:p text:style-name="P19"/>
      <text:p text:style-name="P8">Klasa <text:span text:style-name="T39">Bin</text:span><text:span text:style-name="T37">CardsPile</text:span>:</text:p>
      <text:p text:style-name="P32">Klasa <text:span text:style-name="T37">obsługująca stos kart </text:span><text:span text:style-name="T39">odrzuconych</text:span></text:p>
      <text:p text:style-name="P32"/>
      <text:p text:style-name="P43">Atrybuty:</text:p>
      <text:p text:style-name="P32"/>
      <text:p text:style-name="P39">Metody:</text:p>
      <text:list text:style-name="L10">
        <text:list-item>
          <text:p text:style-name="P52">add_card_to_bin – dodaje kartę do stosu kar odrzucony<text:span text:style-name="T50">c</text:span>h</text:p>
        </text:list-item>
      </text:list>
      <text:p text:style-name="P27"/>
      <text:p text:style-name="P27"/>
      <text:p text:style-name="P7">Klasa <text:span text:style-name="T37">CardsPile</text:span>:</text:p>
      <text:p text:style-name="P31">Klasa <text:span text:style-name="T37">obsługująca stos kart</text:span></text:p>
      <text:p text:style-name="P31"/>
      <text:p text:style-name="P31">Atrybuty:</text:p>
      <text:p text:style-name="P31"/>
      <text:p text:style-name="P38">Metody:</text:p>
      <text:list xml:id="list181655243905875" text:continue-list="list4140331586" text:style-name="L7">
        <text:list-item>
          <text:p text:style-name="P54"><text:span text:style-name="T1">shuffle</text:span><text:span text:style-name="T8">_cards_pile – </text:span><text:span text:style-name="T9">tasuje karty na stosie kart</text:span></text:p>
        </text:list-item>
        <text:list-item>
          <text:p text:style-name="P54">deal_card<text:span text:style-name="T59">s(</text:span>liczba_kart,<text:span text:style-name="T39"> </text:span><text:span text:style-name="T59">b</text:span><text:span text:style-name="T39">in_</text:span><text:span text:style-name="T59">c</text:span><text:span text:style-name="T39">ards_</text:span><text:span text:style-name="T59">p</text:span><text:span text:style-name="T39">ile, </text:span><text:span text:style-name="T59">game</text:span>) – Jeśli liczba kart &lt; <text:s/>ilości kart na stosie to pobierane jest n kart z góry stosu. Pobrane karty są ze stosu usuwane i zwracane jako lista. <text:span text:style-name="T21">Jeśli liczba kart &gt; ilości kart na stosie to </text:span><text:span text:style-name="T59">pobieramy wszystkie karty ze stosu a potem dodajemy do stosu kart stos kart </text:span><text:soft-page-break/><text:span text:style-name="T59">odrzuconych</text:span><text:span text:style-name="T21"> i tasujemy </text:span><text:span text:style-name="T23">za pomocą shuffle</text:span><text:span text:style-name="T34">_cards_pile</text:span><text:span text:style-name="T23"> </text:span><text:span text:style-name="T21">. Otrzymujemy wtedy nowy stos </text:span><text:span text:style-name="T26">kart</text:span><text:span text:style-name="T21"> a stos kart odrzuconych jest pusty. Jeśli na zabraknie kart zarówno na stosie jak i sto</text:span><text:span text:style-name="T22">s</text:span><text:span text:style-name="T21">ie </text:span><text:span text:style-name="T38">to </text:span><text:span text:style-name="T60">wywoływana jest game.out_of_cards()</text:span></text:p>
        </text:list-item>
      </text:list>
      <text:p text:style-name="P18"/>
      <text:p text:style-name="P9">Klasa <text:span text:style-name="T40">CardOnField</text:span>:</text:p>
      <text:p text:style-name="P33">Klasa <text:span text:style-name="T37">obsługująca stos kart </text:span><text:span text:style-name="T39">odrzuconych</text:span></text:p>
      <text:p text:style-name="P33"/>
      <text:p text:style-name="P33">Atrybuty:</text:p>
      <text:list xml:id="list181654693024280" text:continue-list="list355704284" text:style-name="L9">
        <text:list-item>
          <text:p text:style-name="P74"><text:span text:style-name="T39">card</text:span> <text:s/>- <text:span text:style-name="T40">karta na stole</text:span></text:p>
        </text:list-item>
      </text:list>
      <text:p text:style-name="P33"/>
      <text:p text:style-name="P40">Metody:</text:p>
      <text:list text:style-name="L11">
        <text:list-item>
          <text:p text:style-name="P53"><text:span text:style-name="T40">choose_first_card(obiekt klasy Cards_Pile, obiekt klasy Bin_Cards_Pile) </text:span><text:s/>– <text:span text:style-name="T61">pobiera kartę ze stosu kart tak długo aż trafi się karta która nie jest specjalna. Każda karta specjalna trafia na stos kart odrzuconych, a karta zwyczajna ustawiana jest jako karta na stole</text:span></text:p>
        </text:list-item>
        <text:list-item>
          <text:p text:style-name="P55"><text:span text:style-name="T1">put</text:span><text:span text:style-name="T10">_card_on_field</text:span><text:span text:style-name="T1">(parametr: card) – Ustawia kartę jako </text:span><text:span text:style-name="T16">kartę na stole</text:span><text:span text:style-name="T2"> </text:span><text:span text:style-name="T1">i a wcześniejszą </text:span><text:span text:style-name="T16">kartę na stole</text:span><text:span text:style-name="T2"> </text:span><text:span text:style-name="T1">dodaje do stosu kart odrzuconych. </text:span></text:p>
        </text:list-item>
      </text:list>
      <text:p text:style-name="P28"/>
      <text:p text:style-name="P11">Klasa <text:span text:style-name="T46">Play</text:span><text:span text:style-name="T45">_Service</text:span>:</text:p>
      <text:p text:style-name="P34"/>
      <text:p text:style-name="P34">Klasa <text:span text:style-name="T45">o</text:span><text:span text:style-name="T47">b</text:span><text:span text:style-name="T45">sługująca zagrane karty. W zależności od zagranej karty aktywuje odpowiednią metodę która zmienia atrybuty steruj</text:span><text:span text:style-name="T51">ą</text:span><text:span text:style-name="T45">cę grą.</text:span></text:p>
      <text:p text:style-name="P34"/>
      <text:p text:style-name="P34">Atrybuty:</text:p>
      <text:list text:continue-list="list181654693024280" text:style-name="L9">
        <text:list-item>
          <text:p text:style-name="P56"><text:span text:style-name="T1">jack_demand – żądany numer karty, jeśli żadna karta nie jest żadana przyjmuje wartość </text:span><text:span text:style-name="T4">None</text:span></text:p>
        </text:list-item>
        <text:list-item>
          <text:p text:style-name="P56"><text:span text:style-name="T1">jack_counter – licznik wskazujący ile jeszcze tur będzie trwało żadanie. </text:span><text:span text:style-name="T4">Jeśli nie ma żądania do przyjmuje wartość = 0</text:span></text:p>
        </text:list-item>
        <text:list-item>
          <text:p text:style-name="P76">ace_demand – żądany kolor, jeśli żaden kolor nie jest żądany to przyjmuje wartość None</text:p>
        </text:list-item>
        <text:list-item>
          <text:p text:style-name="P76">attack_value – wskazuje ile kart musi dobrać zaw<text:span text:style-name="T23">o</text:span>dnik który nie może obronić się przed atakiem. W momencie gry zawodnik dobierz<text:span text:style-name="T23">e</text:span> wszystkie podane karty to zmienia swoją wartosć na 0</text:p>
        </text:list-item>
        <text:list-item>
          <text:p text:style-name="P76">four_counter – wskazuje ile czwórek pod rząd zostało zagranych. Zmieni<text:span text:style-name="T23">a</text:span> wartość na 0 <text:s/>w momencie gdy gracz nie jest w stanie obronic się czwórką i dostaje stopa. </text:p>
        </text:list-item>
        <text:list-item>
          <text:p text:style-name="P78">active_king<text:span text:style-name="T28">_played</text:span> – wskazuje czy danej turze został zagrany król aktywny. Jesli tak to przyjmuje wartość True, jeśli nie to False. Po każdej turze zmienia swoją wartość na False</text:p>
        </text:list-item>
        <text:list-item>
          <text:p text:style-name="P79">changed_order - wskazuje czy <text:span text:style-name="T62">w danym ruchu </text:span>zagrany został król pik. Przyjmuje True lub False</text:p>
        </text:list-item>
        <text:list-item>
          <text:p text:style-name="P90">protective_card – przechowuje kartę która została pobrana jako karta ratująca. Gdy karta w danym ruchu nie została pobrana przyjmuje wartosć None</text:p>
        </text:list-item>
        <text:list-item>
          <text:p text:style-name="P90">card_was_played – wskazuje aktualny gracz zagrał kartę w tej turze</text:p>
        </text:list-item>
      </text:list>
      <text:p text:style-name="P41"><text:soft-page-break/></text:p>
      <text:p text:style-name="P91">Metody:</text:p>
      <text:list xml:id="list181655736398439" text:continue-numbering="true" text:style-name="L9">
        <text:list-item>
          <text:p text:style-name="P59"><text:span text:style-name="T64">p</text:span>lay_card(<text:span text:style-name="T29">card, </text:span><text:span text:style-name="T65">demand, game</text:span>) - <text:span text:style-name="T29">Jako parametr przyjmuję kartę </text:span>Odczytuje numer <text:span text:style-name="T53">i</text:span> kolor karty i na jego podstawie w<text:span text:style-name="T50">chodzi do odpowiednego ifa. Pojedyńczy ich reprezentuje polecenia dla danego typu karty</text:span></text:p>
        </text:list-item>
        <text:list-item>
          <text:p text:style-name="P80">play_<text:span text:style-name="T63">other_action</text:span>(<text:span text:style-name="T53">command, </text:span><text:span text:style-name="T63">game, play_service, cards_pile, bin_cards_pile</text:span>) – Jako parametr przyjmuje <text:span text:style-name="T53">komendę(np makao, stopkmakao, take_card, end_turn). </text:span><text:span text:style-name="T54">Odczytuje </text:span><text:span text:style-name="T53">nazwe</text:span><text:span text:style-name="T54"> </text:span><text:span text:style-name="T53">komendy</text:span><text:span text:style-name="T54"> i na je</text:span><text:span text:style-name="T53">j</text:span><text:span text:style-name="T54"> podstawie w</text:span><text:span text:style-name="T50">chodzi do odpowiednego ifa. Pojedyńczy ich reprezentuje polecenia dla danego typu </text:span><text:span text:style-name="T53">komendy</text:span></text:p>
        </text:list-item>
        <text:list-item>
          <text:p text:style-name="P62"><text:span text:style-name="T17">is_</text:span><text:span text:style-name="T3">typical_situation – </text:span><text:span text:style-name="T18">Sprawdza czy sytuacja jest typowa.</text:span><text:span text:style-name="T3"> Jest negacją alternatywy atrybutów opisujących sytuacje nietypowe</text:span></text:p>
        </text:list-item>
        <text:list-item>
          <text:p text:style-name="P82">first_saves<text:span text:style-name="T66">(cards_pile, bin_cards_pile, game)</text:span> – wywoływana jest metoda deal_cards z parametrem 1, która pobiera 1 kartę z stosu i take która przekazje tą kartę na rękę gracza. <text:span text:style-name="T31">D</text:span><text:span text:style-name="T30">o at</text:span><text:span text:style-name="T31">ry</text:span><text:span text:style-name="T30">butu protective_card przypisujemy pobraną kartę.</text:span></text:p>
        </text:list-item>
        <text:list-item>
          <text:p text:style-name="P83">take_attack<text:span text:style-name="T66">(cards_pile, bin_cards_pile, game)</text:span> – wywoływane sa metody deal_cards z parametrem </text:p>
          <text:p text:style-name="P82">attack_value – 1(-1 wynika stąd że zawodnik pobrał już jedną kartę przez metodę first_saves) oraz take która przekazuje pobrane karty na ręke gracza. Atrybutowi attack_value przypi<text:span text:style-name="T27">s</text:span>ana zostaje wartość 0.</text:p>
        </text:list-item>
        <text:list-item>
          <text:p text:style-name="P84">take_stop <text:span text:style-name="T66">(game) </text:span>-Zwiększa atrybut stop_turns obiektu klasy Player o wartość atrybutu four counter. Po tym wartość atrybutu four_counter jest zmieniana </text:p>
          <text:p text:style-name="P84"><text:span text:style-name="T50">na </text:span><text:span text:style-name="T29">0</text:span></text:p>
        </text:list-item>
      </text:list>
      <text:p text:style-name="P85"/>
      <text:p text:style-name="P85"/>
      <text:p text:style-name="P97">Klasa <text:span text:style-name="T68">Command</text:span></text:p>
      <text:p text:style-name="P97"><text:s/></text:p>
      <text:p text:style-name="P47">Obiektami tej klasy są wszystkie <text:span text:style-name="T69">komeny</text:span></text:p>
      <text:p text:style-name="P47"/>
      <text:p text:style-name="P47">Atrybuty:</text:p>
      <text:p text:style-name="P47"/>
      <text:list text:continue-list="list2636592028" text:style-name="L1">
        <text:list-item>
          <text:p text:style-name="P46">image - ścieżka do pliku z grafiką danej karty</text:p>
        </text:list-item>
        <text:list-item>
          <text:p text:style-name="P46">color – kolor karty(kier, karo, pik, trefl)</text:p>
        </text:list-item>
        <text:list-item>
          <text:p text:style-name="P46"><text:span text:style-name="T68">name</text:span> – <text:span text:style-name="T68">nazwa komendy(makao, stop makao, take cards, end turn)</text:span></text:p>
        </text:list-item>
      </text:list>
      <text:p text:style-name="P47"/>
      <text:p text:style-name="P49">Metody:</text:p>
      <text:list text:style-name="L12">
        <text:list-item>
          <text:p text:style-name="P51">has_<text:span text:style-name="T69">name</text:span>(<text:span text:style-name="T69">name</text:span>) – sprawdza czy <text:span text:style-name="T69">komenda</text:span> ma dan<text:span text:style-name="T69">ą nazwe</text:span></text:p>
        </text:list-item>
        <text:list-item>
          <text:p text:style-name="P58"><text:span text:style-name="T11">is</text:span><text:span text:style-name="T1">_</text:span><text:span text:style-name="T20">enable</text:span><text:span text:style-name="T4">(</text:span><text:span text:style-name="T15">play_service, </text:span><text:span text:style-name="T20">game</text:span><text:span text:style-name="T4">)</text:span><text:span text:style-name="T1"> – <text:s/></text:span><text:span text:style-name="T14">Porównuje </text:span><text:span text:style-name="T20">komende</text:span><text:span text:style-name="T14"> z</text:span><text:span text:style-name="T20">e wskaźnikami sterujacymi grą w play_sevice. Dla każdej komendy wchodzimy do odpowiedniego ifa i zwracamy wartość True lub False w zależńosći czy dana komenda jest możliwa do wykonania</text:span></text:p>
          <text:p text:style-name="P77"/>
        </text:list-item>
      </text:list>
      <text:p text:style-name="P10">Klasa Game:</text:p>
      <text:p text:style-name="P30"><text:soft-page-break/></text:p>
      <text:p text:style-name="P42">Głowna klasa gry</text:p>
      <text:p text:style-name="P31"/>
      <text:p text:style-name="P31">Atrybuty:</text:p>
      <text:list text:continue-list="list181655736398439" text:style-name="L9">
        <text:list-item>
          <text:p text:style-name="P86">list_of_players – lista graczy mających karty na ręce. <text:span text:style-name="T67">Jako wartosć początkową przypisujemy wynik wywołania metody create_players_list.</text:span></text:p>
        </text:list-item>
        <text:list-item>
          <text:p text:style-name="P75"><text:span text:style-name="T33">players_who_finished</text:span> – lista graczy, którzy skończyli grę</text:p>
        </text:list-item>
        <text:list-item>
          <text:p text:style-name="P87">current_player – wskazuje grac<text:span text:style-name="T47">z</text:span>a który aktualnie rozgrywa swoją turę. <text:span text:style-name="T67">Co turę zmienia swoją wartosć na gracza następnego na liscie graczy, chyba że atrybut changd_order przyjmuje wartość True, wtedy następnym grczem w koljenosći jest gracz poprzedni</text:span></text:p>
        </text:list-item>
        <text:list-item>
          <text:p text:style-name="P92">end_turn – wskazuje czy tura gracza powinna zostać zakończona. Przyjmuje True lub False, domyślnie False</text:p>
        </text:list-item>
      </text:list>
      <text:p text:style-name="P36"/>
      <text:p text:style-name="P36"/>
      <text:p text:style-name="P37">Metody:</text:p>
      <text:list text:continue-list="list181655243905875" text:style-name="L7">
        <text:list-item>
          <text:p text:style-name="P60"><text:span text:style-name="T1">create_players_list – Tworzy przeciwników </text:span><text:span text:style-name="T6">w liczbie równej wartości zwróconej przez metodę choose_number_of_enemies</text:span><text:span text:style-name="T1">, który są obiektami klasy Opponent </text:span><text:span text:style-name="T3">i dodaje ich do list_of_players </text:span><text:span text:style-name="T1">. Jako karty startowe przyjmuje 5 kart zwróconych przez metode deal_cards. </text:span><text:span text:style-name="T3">Następnie tworzony jest gracz jako obiekt klasy Player i losowana jest pozycja na której znajdzie się gracz w list_of_players (list_of_players określa kolejność graczy ). Zwraca list_of_players</text:span></text:p>
        </text:list-item>
        <text:list-item>
          <text:p text:style-name="P61"><text:span text:style-name="T1">make_playable_list – </text:span><text:span text:style-name="T19">Zwraca listę kart możliwyh do zagrania. Dla każdej karty na ręce wywołje metodę is_playable i jeśli zwróci ona True to karta dodawana jest do listy. Jeśli protective_card przyjmuje jakaś wartość to jedynym elementem listy może być ta karta ze zmienej protective_card</text:span></text:p>
        </text:list-item>
        <text:list-item>
          <text:p text:style-name="P63"><text:span text:style-name="T5">m</text:span><text:span text:style-name="T1">ake_same_number</text:span><text:span text:style-name="T12">s</text:span><text:span text:style-name="T1">_list – zwraca listę kart na ręce które mają ten sam numer co karta na stole</text:span><text:span text:style-name="T7"> </text:span></text:p>
        </text:list-item>
        <text:list-item>
          <text:p text:style-name="P88">out_of_cards – Dodaje gracza do <text:span text:style-name="T36">listy </text:span><text:span text:style-name="T33">players_who_finished</text:span><text:span text:style-name="T35"> </text:span>. Usuwa gracza z list_of_players. Jeśli to fizyczy gracz ukóńczył następuje faza końcowa(wychodzimy z pętli gry) w której to wyświetlane są wyniki oraz przyciski z opcjami rozpoczęcia no<text:span text:style-name="T48">w</text:span>ej gry lub wyjścia z gry</text:p>
        </text:list-item>
        <text:list-item>
          <text:p text:style-name="P89">turn – metoda obsługując turę</text:p>
          <text:p text:style-name="P81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3:19:15.302999593</meta:creation-date>
    <dc:date>2023-12-25T18:16:52.391773576</dc:date>
    <meta:editing-duration>P1DT4H36M55S</meta:editing-duration>
    <meta:editing-cycles>126</meta:editing-cycles>
    <meta:generator>LibreOffice/7.5.9.2$Linux_X86_64 LibreOffice_project/50$Build-2</meta:generator>
    <meta:document-statistic meta:table-count="0" meta:image-count="0" meta:object-count="0" meta:page-count="6" meta:paragraph-count="117" meta:word-count="1364" meta:character-count="9191" meta:non-whitespace-character-count="7932"/>
  </office:meta>
</office:document-meta>
</file>